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borted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AbortedException.WriteAbortedException( java . lang . String var0 , java . lang . Excep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